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08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string" calcext:value-type="string">
            <text:p>Décim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iera Alarc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 Busto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taban Ceballo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eban Conch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yareth Díaz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varo Durá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tías Espinoz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anka Flore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árbara Fuent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sette Gatic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adimir Henríque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fía Llano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nuel Melo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iela Molin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talina Molin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ca Moli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stobal Muñoz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briela Orellan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entina Palm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talia Parr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tricia Par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istian Parr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olás Parr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olás Pasten</text:p>
          </table:table-cell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ás Plaza</text:p>
          </table:table-cell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uth Retamal</text:p>
          </table:table-cell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nstanza Silva</text:p>
          </table:table-cell>
          <table:table-cell table:style-name="ce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uadalupe Ulloa</text:p>
          </table:table-cell>
          <table:table-cell table:style-name="ce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Vejar</text:p>
          </table:table-cell>
          <table:table-cell table:style-name="ce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ancisca Yévenes</text:p>
          </table:table-cell>
          <table:table-cell table:style-name="ce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abiola Zapata</text:p>
          </table:table-cell>
          <table:table-cell table:style-name="ce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narda Martínez</text:p>
          </table:table-cell>
          <table:table-cell table:style-name="ce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dro de la Fuente</text:p>
          </table:table-cell>
          <table:table-cell table:style-name="ce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1:41:12.966628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1:45:30.004785126</dc:date>
    <meta:editing-duration>PT20M2S</meta:editing-duration>
    <meta:editing-cycles>5</meta:editing-cycles>
    <meta:generator>LibreOffice/5.0.3.2$Linux_X86_64 LibreOffice_project/00m0$Build-2</meta:generator>
    <meta:document-statistic meta:table-count="1" meta:cell-count="74" meta:object-count="0"/>
  </office:meta>
</office:document-meta>
</file>